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810" officeooo:paragraph-rsid="000d5810"/>
    </style:style>
    <style:style style:name="P2" style:family="paragraph" style:parent-style-name="Standard">
      <style:text-properties officeooo:rsid="000f154b" officeooo:paragraph-rsid="000f154b"/>
    </style:style>
    <style:style style:name="P3" style:family="paragraph" style:parent-style-name="Standard">
      <style:text-properties officeooo:rsid="0011071d" officeooo:paragraph-rsid="0011071d"/>
    </style:style>
    <style:style style:name="P4" style:family="paragraph" style:parent-style-name="Standard">
      <style:text-properties officeooo:rsid="0013c2ba" officeooo:paragraph-rsid="0013c2ba"/>
    </style:style>
    <style:style style:name="P5" style:family="paragraph" style:parent-style-name="Standard">
      <style:text-properties officeooo:rsid="0015ba93" officeooo:paragraph-rsid="0015ba93"/>
    </style:style>
    <style:style style:name="P6" style:family="paragraph" style:parent-style-name="Standard">
      <style:text-properties fo:font-weight="bold" officeooo:rsid="0013c2ba" officeooo:paragraph-rsid="0013c2ba" style:font-weight-asian="bold" style:font-weight-complex="bold"/>
    </style:style>
    <style:style style:name="P7" style:family="paragraph" style:parent-style-name="Standard">
      <style:text-properties fo:font-weight="bold" officeooo:rsid="000f154b" officeooo:paragraph-rsid="000f154b" style:font-weight-asian="bold" style:font-weight-complex="bold"/>
    </style:style>
    <style:style style:name="P8" style:family="paragraph" style:parent-style-name="Standard">
      <style:text-properties fo:font-weight="bold" officeooo:rsid="0011071d" officeooo:paragraph-rsid="0011071d" style:font-weight-asian="bold" style:font-weight-complex="bold"/>
    </style:style>
    <style:style style:name="P9" style:family="paragraph" style:parent-style-name="Standard">
      <style:text-properties fo:font-weight="bold" officeooo:rsid="000d5810" officeooo:paragraph-rsid="000d5810" style:font-weight-asian="bold" style:font-weight-complex="bold"/>
    </style:style>
    <style:style style:name="P10" style:family="paragraph" style:parent-style-name="Standard">
      <style:text-properties fo:color="#0066b3" fo:font-style="italic" fo:font-weight="bold" officeooo:rsid="0015ba93" officeooo:paragraph-rsid="0015ba93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0066b3" fo:font-style="italic" fo:font-weight="bold" officeooo:rsid="0013c2ba" officeooo:paragraph-rsid="0013c2b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0066b3" fo:font-style="italic" fo:font-weight="bold" officeooo:rsid="000f154b" officeooo:paragraph-rsid="000f154b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color="#0066b3" fo:font-style="italic" fo:font-weight="bold" officeooo:rsid="0011071d" officeooo:paragraph-rsid="0011071d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color="#0066b3" fo:font-style="italic" fo:font-weight="bold" officeooo:rsid="000d5810" officeooo:paragraph-rsid="000d5810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Question 1</text:p>
      <text:p text:style-name="P1"/>
      <text:p text:style-name="P14">Source code:</text:p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struct Meal</text:p>
      <text:p text:style-name="P1">{</text:p>
      <text:p text:style-name="P1"><text:tab/>int cost;</text:p>
      <text:p text:style-name="P1"><text:tab/>char food_name [30];</text:p>
      <text:p text:style-name="P1"><text:tab/>float calories;</text:p>
      <text:p text:style-name="P1"><text:tab/>char type[20];</text:p>
      <text:p text:style-name="P1">};</text:p>
      <text:p text:style-name="P1"/>
      <text:p text:style-name="P1">int main(){</text:p>
      <text:p text:style-name="P1"><text:tab/>{</text:p>
      <text:p text:style-name="P1"><text:tab/>// meal is the variable of structure Meal</text:p>
      <text:p text:style-name="P1"><text:tab/>struct Meal meal[10];</text:p>
      <text:p text:style-name="P1"/>
      <text:p text:style-name="P1"><text:tab/>printf("Enter the name of the food\n");</text:p>
      <text:p text:style-name="P1"><text:s text:c="9"/></text:p>
      <text:p text:style-name="P1"><text:s text:c="9"/>for(int i=0;i&lt;4;i++){</text:p>
      <text:p text:style-name="P1"><text:s text:c="12"/>printf("Name of food %d: ",i+1);</text:p>
      <text:p text:style-name="P1"><text:s text:c="12"/>scanf("%s",meal[i].food_name);</text:p>
      <text:p text:style-name="P1"><text:s text:c="12"/>printf("Calories contain in food %d: ",i+1);</text:p>
      <text:p text:style-name="P1"><text:s text:c="12"/>scanf("%f",&amp;meal[i].calories);</text:p>
      <text:p text:style-name="P1"><text:s text:c="12"/>printf("Type of the food %d: ",i+1);</text:p>
      <text:p text:style-name="P1"><text:s text:c="12"/>scanf("%s",meal[i].type);</text:p>
      <text:p text:style-name="P1"><text:s text:c="12"/>printf("Cost of the food %d: ",i+1);</text:p>
      <text:p text:style-name="P1"><text:s text:c="12"/>scanf("%d",&amp;meal[i].cost);</text:p>
      <text:p text:style-name="P1"><text:s text:c="13"/></text:p>
      <text:p text:style-name="P1"><text:s text:c="9"/>}</text:p>
      <text:p text:style-name="P1"><text:s text:c="8"/>printf(" \n");</text:p>
      <text:p text:style-name="P1"><text:s text:c="8"/>printf("Results: <text:s/>\n");</text:p>
      <text:p text:style-name="P1"><text:s text:c="8"/>for(int j=0;j&lt;4;j++){</text:p>
      <text:p text:style-name="P1"/>
      <text:p text:style-name="P1"><text:s text:c="12"/>printf("Food_name %d: %s \n",j+1,meal[j].food_name);</text:p>
      <text:p text:style-name="P1"><text:s text:c="12"/>printf("Calories of food %d: %f \n",j+1,meal[j].calories);</text:p>
      <text:p text:style-name="P1"><text:s text:c="12"/>printf("Types of food %d: %s \n",j+1,meal[j].type);</text:p>
      <text:p text:style-name="P1"><text:s text:c="12"/>printf("Cost of food %d: %d \n",j+1,meal[j].cost);</text:p>
      <text:p text:style-name="P1"><text:s text:c="8"/>}</text:p>
      <text:p text:style-name="P1"><text:s text:c="6"/></text:p>
      <text:p text:style-name="P1"><text:s text:c="4"/>};</text:p>
      <text:p text:style-name="P1"><text:s text:c="4"/></text:p>
      <text:p text:style-name="P1"><text:s text:c="4"/>return 0;</text:p>
      <text:p text:style-name="P1"/>
      <text:p text:style-name="P1">}</text:p>
      <text:p text:style-name="P1"/>
      <text:p text:style-name="P1"/>
      <text:p text:style-name="P1"/>
      <text:p text:style-name="P1"/>
      <text:p text:style-name="P14"><text:soft-page-break/>Output:</text:p>
      <text:p text:style-name="P1"/>
      <text:p text:style-name="P1">Enter the name of the food</text:p>
      <text:p text:style-name="P1">Name of food 1: Banana</text:p>
      <text:p text:style-name="P1">Calories contain in food 1: 65</text:p>
      <text:p text:style-name="P1">Type of the food 1: Fruit</text:p>
      <text:p text:style-name="P1">Cost of the food 1: 20</text:p>
      <text:p text:style-name="P1">Name of food 2: Cabbage</text:p>
      <text:p text:style-name="P1">Calories contain in food 2: 10</text:p>
      <text:p text:style-name="P1">Type of the food 2: Vegetable</text:p>
      <text:p text:style-name="P1">Cost of the food 2: 70</text:p>
      <text:p text:style-name="P1">Name of food 3: Rice</text:p>
      <text:p text:style-name="P1">Calories contain in food 3: 48</text:p>
      <text:p text:style-name="P1">Type of the food 3: Food</text:p>
      <text:p text:style-name="P1">Cost of the food 3: 200</text:p>
      <text:p text:style-name="P1">Name of food 4: Bread</text:p>
      <text:p text:style-name="P1">Calories contain in food 4: 92</text:p>
      <text:p text:style-name="P1">Type of the food 4: Food</text:p>
      <text:p text:style-name="P1">Cost of the food 4: 100</text:p>
      <text:p text:style-name="P1"><text:s/></text:p>
      <text:p text:style-name="P1">Results: <text:s/></text:p>
      <text:p text:style-name="P1">Food_name 1: Banana </text:p>
      <text:p text:style-name="P1">Calories of food 1: 65.000000 </text:p>
      <text:p text:style-name="P1">Types of food 1: Fruit </text:p>
      <text:p text:style-name="P1">Cost of food 1: 20 </text:p>
      <text:p text:style-name="P1">Food_name 2: Cabbage </text:p>
      <text:p text:style-name="P1">Calories of food 2: 10.000000 </text:p>
      <text:p text:style-name="P1">Types of food 2: Vegetable </text:p>
      <text:p text:style-name="P1">Cost of food 2: 70 </text:p>
      <text:p text:style-name="P1">Food_name 3: Rice </text:p>
      <text:p text:style-name="P1">Calories of food 3: 48.000000 </text:p>
      <text:p text:style-name="P1">Types of food 3: Food </text:p>
      <text:p text:style-name="P1">Cost of food 3: 200 </text:p>
      <text:p text:style-name="P1">Food_name 4: Bread </text:p>
      <text:p text:style-name="P1">Calories of food 4: 92.000000 </text:p>
      <text:p text:style-name="P1">Types of food 4: Food </text:p>
      <text:p text:style-name="P1">Cost of food 4: 100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Question 2</text:p>
      <text:p text:style-name="P1"/>
      <text:p text:style-name="P14">Source code:</text:p>
      <text:p text:style-name="P1">#include&lt;stdio.h&gt;</text:p>
      <text:p text:style-name="P1">#include&lt;stdlib.h&gt;</text:p>
      <text:p text:style-name="P1">#include&lt;string.h&gt;</text:p>
      <text:p text:style-name="P1">struct book</text:p>
      <text:p text:style-name="P1">{</text:p>
      <text:p text:style-name="P1"><text:s text:c="5"/>float b_price;</text:p>
      <text:p text:style-name="P1"><text:s text:c="5"/>char b_name[100];</text:p>
      <text:p text:style-name="P1"><text:s text:c="5"/>char b_author[100];</text:p>
      <text:p text:style-name="P1"><text:s text:c="5"/>char variable;</text:p>
      <text:p text:style-name="P1">};</text:p>
      <text:p text:style-name="P1">int main()</text:p>
      <text:p text:style-name="P1">{</text:p>
      <text:p text:style-name="P1"><text:s text:c="5"/>struct book b[100];</text:p>
      <text:p text:style-name="P1"><text:s text:c="5"/>int <text:s text:c="3"/>ch,n,i,count = 0;</text:p>
      <text:p text:style-name="P1"><text:s text:c="5"/>char <text:s text:c="2"/>temp[60];</text:p>
      <text:p text:style-name="P1"><text:s text:c="5"/>char A[80];</text:p>
      <text:p text:style-name="P1"><text:s text:c="5"/>int v;</text:p>
      <text:p text:style-name="P1"><text:s text:c="5"/>do</text:p>
      <text:p text:style-name="P1">{</text:p>
      <text:p text:style-name="P1"><text:s text:c="5"/>printf("------------------MENU------------------------");</text:p>
      <text:p text:style-name="P1"><text:s text:c="5"/>printf("\nClick 1.TO ADD BOOK DETAILS.");</text:p>
      <text:p text:style-name="P1"><text:s text:c="5"/>printf("\nClick 2.TO DISPLAY BOOK INFORMATION.");</text:p>
      <text:p text:style-name="P1"><text:s text:c="5"/>printf("\nClick 3.TO DISPLAY BOOK OF SPECIFIED AUTHOR.");</text:p>
      <text:p text:style-name="P1"><text:s text:c="5"/>printf("\nClick 4.TO LIST THE TITLE OF SPECIFIED BOOK.");</text:p>
      <text:p text:style-name="P1"><text:s text:c="5"/>printf("\nClick 5.TO LIST THE COUNT OF BOOKS IN THE LIBRARY.");</text:p>
      <text:p text:style-name="P1"><text:s text:c="5"/>printf("\nClick 6.TO EXIT.");</text:p>
      <text:p text:style-name="P1"><text:s text:c="5"/>printf("\n-------------------------------------\n");</text:p>
      <text:p text:style-name="P1"><text:s text:c="5"/>printf("Enter Your Choice: ");</text:p>
      <text:p text:style-name="P1"><text:s text:c="5"/>scanf("%d",&amp;ch);</text:p>
      <text:p text:style-name="P1"><text:s text:c="5"/>switch(ch)</text:p>
      <text:p text:style-name="P1"><text:s text:c="5"/>{</text:p>
      <text:p text:style-name="P1"><text:s text:c="5"/>case 1:</text:p>
      <text:p text:style-name="P1"><text:s text:c="10"/>printf("\nHow Many Records You Want to Add: ");</text:p>
      <text:p text:style-name="P1"><text:s text:c="10"/>scanf("%d",&amp;n);</text:p>
      <text:p text:style-name="P1"><text:s text:c="10"/>printf("-------------------------------------\n");</text:p>
      <text:p text:style-name="P1"><text:s text:c="10"/>printf("Add Details of %d Book\n",n);</text:p>
      <text:p text:style-name="P1"><text:s text:c="10"/>printf("-------------------------------------\n");</text:p>
      <text:p text:style-name="P1"><text:s text:c="10"/>for(i = 0 ; i &lt; n ; i++)</text:p>
      <text:p text:style-name="P1"><text:s text:c="10"/>{</text:p>
      <text:p text:style-name="P1"><text:s text:c="15"/>printf("Book Name: ");</text:p>
      <text:p text:style-name="P1"><text:s text:c="15"/>scanf("%s",b[i].b_name);</text:p>
      <text:p text:style-name="P1"><text:s text:c="15"/>printf("Enter Author Name: ");</text:p>
      <text:p text:style-name="P1"><text:s text:c="15"/>scanf("%s",b[i].b_author);</text:p>
      <text:p text:style-name="P1"><text:s text:c="15"/>printf("Enter Book Price: ");</text:p>
      <text:p text:style-name="P1"><text:s text:c="15"/>scanf("%f",&amp;b[i].b_price);</text:p>
      <text:p text:style-name="P1"><text:s text:c="15"/>printf("You Want to issue book or not? : ");</text:p>
      <text:p text:style-name="P1"><text:s text:c="15"/>scanf("%s",&amp;b[i].variable);</text:p>
      <text:p text:style-name="P1"><text:s text:c="15"/>printf("\n-------------------------------------\n");</text:p>
      <text:p text:style-name="P1"><text:s text:c="10"/>}</text:p>
      <text:p text:style-name="P1"><text:soft-page-break/><text:s text:c="10"/>break;</text:p>
      <text:p text:style-name="P1"/>
      <text:p text:style-name="P1"><text:s text:c="11"/>case 2:</text:p>
      <text:p text:style-name="P1"><text:s text:c="11"/>printf("\n\t\tDetails of All Book");</text:p>
      <text:p text:style-name="P1"><text:s text:c="11"/>printf("\n-----------------------------------------------------------\n");</text:p>
      <text:p text:style-name="P1"><text:s text:c="5"/></text:p>
      <text:p text:style-name="P1"><text:s text:c="10"/>for(int m=0;m&lt;n;m++){</text:p>
      <text:p text:style-name="P1"><text:s text:c="15"/>printf("Name Of Author: %s <text:s/>Book Name: %s <text:s/>Price: %f <text:s/>Issue Status: %c \n", b[m].b_author,b[m].b_name,b[m].b_price,b[m].variable);</text:p>
      <text:p text:style-name="P1"><text:s text:c="10"/>} </text:p>
      <text:p text:style-name="P1"><text:s text:c="10"/>// printf("\n\n"); <text:s text:c="2"/></text:p>
      <text:p text:style-name="P1"><text:s text:c="10"/>break;</text:p>
      <text:p text:style-name="P1"/>
      <text:p text:style-name="P1"><text:s text:c="10"/>case 3:</text:p>
      <text:p text:style-name="P1"><text:s text:c="10"/>printf("\nEnter Author Name: ");</text:p>
      <text:p text:style-name="P1"><text:s text:c="10"/>scanf("%s",temp);</text:p>
      <text:p text:style-name="P1"><text:s text:c="10"/>printf("--------------------------------------");</text:p>
      <text:p text:style-name="P1"><text:s text:c="10"/>for( i = 0 ; i &lt; n ; i++)</text:p>
      <text:p text:style-name="P1"><text:s text:c="10"/>{</text:p>
      <text:p text:style-name="P1"><text:s text:c="15"/>if(strcmp(b[i].b_author,temp) == 0)</text:p>
      <text:p text:style-name="P1"><text:s text:c="15"/>{</text:p>
      <text:p text:style-name="P1"><text:s text:c="20"/>printf("\n%s\n",b[i].b_name);</text:p>
      <text:p text:style-name="P1"><text:s text:c="15"/>}</text:p>
      <text:p text:style-name="P1"><text:s text:c="10"/>}</text:p>
      <text:p text:style-name="P1"><text:s text:c="10"/>break;</text:p>
      <text:p text:style-name="P1"/>
      <text:p text:style-name="P1"><text:s text:c="10"/>case 4:</text:p>
      <text:p text:style-name="P1"><text:s text:c="8"/></text:p>
      <text:p text:style-name="P1"><text:s text:c="10"/>printf("Enter Title Of The Book: ");</text:p>
      <text:p text:style-name="P1"><text:s text:c="10"/>scanf("%s",A);</text:p>
      <text:p text:style-name="P1"><text:s text:c="10"/>for(int k=0;k&lt;n;k++)</text:p>
      <text:p text:style-name="P1"><text:s text:c="10"/>{</text:p>
      <text:p text:style-name="P1"><text:s text:c="15"/>int compare=strcmp(A,b[k].b_name);</text:p>
      <text:p text:style-name="P1"><text:s text:c="15"/>if(compare==0){</text:p>
      <text:p text:style-name="P1"><text:s text:c="15"/>printf("Title: %s <text:s/>Name Of Author: %s <text:s/>Price: %f <text:s/>Issue Status: %c\n",b[k].b_name,b[k].b_author,b[k].b_price,b[k].variable);</text:p>
      <text:p text:style-name="P1"><text:s text:c="15"/>}</text:p>
      <text:p text:style-name="P1"><text:s text:c="10"/>}</text:p>
      <text:p text:style-name="P1"/>
      <text:p text:style-name="P1"/>
      <text:p text:style-name="P1"/>
      <text:p text:style-name="P1"><text:s text:c="10"/>case 5:</text:p>
      <text:p text:style-name="P1"><text:s text:c="10"/>printf("\nTotal Number of Books in Library: %d\n",n);</text:p>
      <text:p text:style-name="P1"/>
      <text:p text:style-name="P1"><text:s text:c="10"/>printf("-----------------------------------------\n");</text:p>
      <text:p text:style-name="P1"><text:s text:c="10"/>break;</text:p>
      <text:p text:style-name="P1"/>
      <text:p text:style-name="P1"><text:s text:c="10"/>case 6 :</text:p>
      <text:p text:style-name="P1"><text:s text:c="11"/>exit(0);</text:p>
      <text:p text:style-name="P1"><text:s text:c="10"/>}</text:p>
      <text:p text:style-name="P1"/>
      <text:p text:style-name="P1"><text:s text:c="5"/>}</text:p>
      <text:p text:style-name="P1"><text:soft-page-break/></text:p>
      <text:p text:style-name="P1"><text:s text:c="5"/>while(ch != 6);</text:p>
      <text:p text:style-name="P1"><text:s text:c="5"/>return 0;</text:p>
      <text:p text:style-name="P1">}</text:p>
      <text:p text:style-name="P1"/>
      <text:p text:style-name="P13">Output:</text:p>
      <text:p text:style-name="P3">------------------MENU------------------------</text:p>
      <text:p text:style-name="P3">Click 1.TO ADD BOOK DETAILS.</text:p>
      <text:p text:style-name="P3">Click 2.TO DISPLAY BOOK INFORMATION.</text:p>
      <text:p text:style-name="P3">Click 3.TO DISPLAY BOOK OF SPECIFIED AUTHOR.</text:p>
      <text:p text:style-name="P3">Click 4.TO LIST THE TITLE OF SPECIFIED BOOK.</text:p>
      <text:p text:style-name="P3">Click 5.TO LIST THE COUNT OF BOOKS IN THE LIBRARY.</text:p>
      <text:p text:style-name="P3">Click 6.TO EXIT.</text:p>
      <text:p text:style-name="P3">-------------------------------------</text:p>
      <text:p text:style-name="P3">Enter Your Choice: 1</text:p>
      <text:p text:style-name="P3"/>
      <text:p text:style-name="P3">How Many Records You Want to Add: 2</text:p>
      <text:p text:style-name="P3">-------------------------------------</text:p>
      <text:p text:style-name="P3">Add Details of 2 Book</text:p>
      <text:p text:style-name="P3">-------------------------------------</text:p>
      <text:p text:style-name="P3">Book Name: love</text:p>
      <text:p text:style-name="P3">Enter Author Name: ugyen</text:p>
      <text:p text:style-name="P3">Enter Book Price: 333</text:p>
      <text:p text:style-name="P3">You Want to issue book or not? : y</text:p>
      <text:p text:style-name="P3"/>
      <text:p text:style-name="P3">-------------------------------------</text:p>
      <text:p text:style-name="P3">Book Name: killers</text:p>
      <text:p text:style-name="P3">Enter Author Name: rohit</text:p>
      <text:p text:style-name="P3">Enter Book Price: 500</text:p>
      <text:p text:style-name="P3">You Want to issue book or not? : n</text:p>
      <text:p text:style-name="P3"/>
      <text:p text:style-name="P3">-------------------------------------</text:p>
      <text:p text:style-name="P3">------------------MENU------------------------</text:p>
      <text:p text:style-name="P3">Click 1.TO ADD BOOK DETAILS.</text:p>
      <text:p text:style-name="P3">Click 2.TO DISPLAY BOOK INFORMATION.</text:p>
      <text:p text:style-name="P3">Click 3.TO DISPLAY BOOK OF SPECIFIED AUTHOR.</text:p>
      <text:p text:style-name="P3">Click 4.TO LIST THE TITLE OF SPECIFIED BOOK.</text:p>
      <text:p text:style-name="P3">Click 5.TO LIST THE COUNT OF BOOKS IN THE LIBRARY.</text:p>
      <text:p text:style-name="P3">Click 6.TO EXIT.</text:p>
      <text:p text:style-name="P3">-------------------------------------</text:p>
      <text:p text:style-name="P3">Enter Your Choice: 5</text:p>
      <text:p text:style-name="P3"/>
      <text:p text:style-name="P3">Total Number of Books in Library: 2</text:p>
      <text:p text:style-name="P3">-----------------------------------------</text:p>
      <text:p text:style-name="P3">------------------MENU------------------------</text:p>
      <text:p text:style-name="P3">Click 1.TO ADD BOOK DETAILS.</text:p>
      <text:p text:style-name="P3">Click 2.TO DISPLAY BOOK INFORMATION.</text:p>
      <text:p text:style-name="P3">Click 3.TO DISPLAY BOOK OF SPECIFIED AUTHOR.</text:p>
      <text:p text:style-name="P3">Click 4.TO LIST THE TITLE OF SPECIFIED BOOK.</text:p>
      <text:p text:style-name="P3">Click 5.TO LIST THE COUNT OF BOOKS IN THE LIBRARY.</text:p>
      <text:p text:style-name="P3">Click 6.TO EXIT.</text:p>
      <text:p text:style-name="P3"/>
      <text:p text:style-name="P3"><text:soft-page-break/>-------------------------------------</text:p>
      <text:p text:style-name="P3">Enter Your Choice: 4</text:p>
      <text:p text:style-name="P3">Enter Title Of The Book: love</text:p>
      <text:p text:style-name="P3">Title: love <text:s/>Name Of Author: ugyen <text:s/>Price: 333.000000 <text:s/>Issue Status: y</text:p>
      <text:p text:style-name="P3"/>
      <text:p text:style-name="P3">Total Number of Books in Library: 2</text:p>
      <text:p text:style-name="P3">-----------------------------------------</text:p>
      <text:p text:style-name="P3">------------------MENU------------------------</text:p>
      <text:p text:style-name="P3">Click 1.TO ADD BOOK DETAILS.</text:p>
      <text:p text:style-name="P3">Click 2.TO DISPLAY BOOK INFORMATION.</text:p>
      <text:p text:style-name="P3">Click 3.TO DISPLAY BOOK OF SPECIFIED AUTHOR.</text:p>
      <text:p text:style-name="P3">Click 4.TO LIST THE TITLE OF SPECIFIED BOOK.</text:p>
      <text:p text:style-name="P3">Click 5.TO LIST THE COUNT OF BOOKS IN THE LIBRARY.</text:p>
      <text:p text:style-name="P3">Click 6.TO EXIT.</text:p>
      <text:p text:style-name="P3">-------------------------------------</text:p>
      <text:p text:style-name="P3">Enter Your Choice: 2</text:p>
      <text:p text:style-name="P3"/>
      <text:p text:style-name="P3"><text:tab/><text:tab/>Details of All Book</text:p>
      <text:p text:style-name="P3">-----------------------------------------------------------</text:p>
      <text:p text:style-name="P3">Name Of Author: ugyen <text:s/>Book Name: love <text:s/>Price: 333.000000 <text:s/>Issue Status: y </text:p>
      <text:p text:style-name="P3">Name Of Author: rohit <text:s/>Book Name: killers <text:s/>Price: 500.000000 <text:s/>Issue Status: n </text:p>
      <text:p text:style-name="P3">------------------MENU------------------------</text:p>
      <text:p text:style-name="P3">Click 1.TO ADD BOOK DETAILS.</text:p>
      <text:p text:style-name="P3">Click 2.TO DISPLAY BOOK INFORMATION.</text:p>
      <text:p text:style-name="P3">Click 3.TO DISPLAY BOOK OF SPECIFIED AUTHOR.</text:p>
      <text:p text:style-name="P3">Click 4.TO LIST THE TITLE OF SPECIFIED BOOK.</text:p>
      <text:p text:style-name="P3">Click 5.TO LIST THE COUNT OF BOOKS IN THE LIBRARY.</text:p>
      <text:p text:style-name="P3">Click 6.TO EXIT.</text:p>
      <text:p text:style-name="P3">-------------------------------------</text:p>
      <text:p text:style-name="P3">Enter Your Choice: 3</text:p>
      <text:p text:style-name="P3"/>
      <text:p text:style-name="P3">Enter Author Name: rohit</text:p>
      <text:p text:style-name="P3">--------------------------------------</text:p>
      <text:p text:style-name="P3">killers</text:p>
      <text:p text:style-name="P3">------------------MENU------------------------</text:p>
      <text:p text:style-name="P3">Click 1.TO ADD BOOK DETAILS.</text:p>
      <text:p text:style-name="P3">Click 2.TO DISPLAY BOOK INFORMATION.</text:p>
      <text:p text:style-name="P3">Click 3.TO DISPLAY BOOK OF SPECIFIED AUTHOR.</text:p>
      <text:p text:style-name="P3">Click 4.TO LIST THE TITLE OF SPECIFIED BOOK.</text:p>
      <text:p text:style-name="P3">Click 5.TO LIST THE COUNT OF BOOKS IN THE LIBRARY.</text:p>
      <text:p text:style-name="P3">Click 6.TO EXIT.</text:p>
      <text:p text:style-name="P3">-------------------------------------</text:p>
      <text:p text:style-name="P3">Enter Your Choice: 6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Question 3</text:p>
      <text:p text:style-name="P13">Source code:</text:p>
      <text:p text:style-name="P3"/>
      <text:p text:style-name="P3">#include &lt;stdio.h&gt;</text:p>
      <text:p text:style-name="P3">struct Hotel</text:p>
      <text:p text:style-name="P3"><text:tab/>{</text:p>
      <text:p text:style-name="P3"><text:tab/><text:tab/>char Name[20];</text:p>
      <text:p text:style-name="P3"><text:tab/><text:tab/>char Address[20];</text:p>
      <text:p text:style-name="P3"><text:tab/><text:tab/>int Grade;</text:p>
      <text:p text:style-name="P3"><text:tab/><text:tab/>int Room_Charge;</text:p>
      <text:p text:style-name="P3"><text:tab/><text:tab/>int Rooms;</text:p>
      <text:p text:style-name="P3"><text:tab/>};</text:p>
      <text:p text:style-name="P3">void output();</text:p>
      <text:p text:style-name="P3">void out();</text:p>
      <text:p text:style-name="P3"><text:tab/><text:tab/>struct Hotel Details[]={</text:p>
      <text:p text:style-name="P3"><text:tab/><text:tab/>{"A","Thimphu",3,4500,50},</text:p>
      <text:p text:style-name="P3"><text:tab/><text:tab/>{"B","Gelephu",4,5000,100},</text:p>
      <text:p text:style-name="P3"><text:tab/><text:tab/>{"C","Zhemgang",2,4000,50},</text:p>
      <text:p text:style-name="P3"><text:tab/><text:tab/>{"D","Bumthang",5,6000,200},</text:p>
      <text:p text:style-name="P3"><text:tab/><text:tab/>{"E","Gyalpozhing",1,3500,150}</text:p>
      <text:p text:style-name="P3"><text:tab/><text:tab/>};</text:p>
      <text:p text:style-name="P3">int main()</text:p>
      <text:p text:style-name="P3">{</text:p>
      <text:p text:style-name="P3"><text:tab/>int n;</text:p>
      <text:p text:style-name="P3"/>
      <text:p text:style-name="P3"><text:tab/>printf("Enter 1 for grade search\n");</text:p>
      <text:p text:style-name="P3"><text:tab/>printf("Enter 2 to search by charge:\n");</text:p>
      <text:p text:style-name="P3"><text:tab/>scanf("%d",&amp;n);</text:p>
      <text:p text:style-name="P3"><text:tab/>switch(n)</text:p>
      <text:p text:style-name="P3"><text:tab/>{</text:p>
      <text:p text:style-name="P3"><text:tab/>case 1: output();</text:p>
      <text:p text:style-name="P3"><text:tab/>break;</text:p>
      <text:p text:style-name="P3"><text:tab/>case 2: out();</text:p>
      <text:p text:style-name="P3"><text:tab/>break;</text:p>
      <text:p text:style-name="P3"><text:tab/>default:printf("Wrong input");</text:p>
      <text:p text:style-name="P3"><text:tab/>break;</text:p>
      <text:p text:style-name="P3"><text:tab/>}</text:p>
      <text:p text:style-name="P3"><text:tab/>return 0;</text:p>
      <text:p text:style-name="P3">}</text:p>
      <text:p text:style-name="P3">void output()</text:p>
      <text:p text:style-name="P3">{</text:p>
      <text:p text:style-name="P3"><text:tab/>int gr,i;</text:p>
      <text:p text:style-name="P3"><text:tab/>printf("Enter Grade 1 to 5:");</text:p>
      <text:p text:style-name="P3"><text:tab/>scanf("%d",&amp;gr);</text:p>
      <text:p text:style-name="P3"><text:tab/>if(gr&gt;=1||gr&lt;=5)</text:p>
      <text:p text:style-name="P3"><text:tab/>{</text:p>
      <text:p text:style-name="P3"><text:tab/><text:tab/>for(i=0;i&lt;=4;i++)</text:p>
      <text:p text:style-name="P3"><text:tab/><text:tab/>{</text:p>
      <text:p text:style-name="P3"><text:tab/><text:tab/>if(Details[i].Grade==gr)</text:p>
      <text:p text:style-name="P3"><text:tab/><text:tab/><text:tab/>printf("Hotel Name: %s\nAddress:%s\nGrade:%d\nAverage Room charge:%d\nNumber of Rooms:%d\n",Details[i].Name,Details[i].Address,Details[i].Grade,Details[i].Room_Charge,Details[i].Rooms);</text:p>
      <text:p text:style-name="P3"><text:soft-page-break/><text:tab/><text:tab/>}</text:p>
      <text:p text:style-name="P3"><text:tab/>}</text:p>
      <text:p text:style-name="P3"><text:tab/>else</text:p>
      <text:p text:style-name="P3"><text:tab/>printf("Wrong grade input!");</text:p>
      <text:p text:style-name="P3">}</text:p>
      <text:p text:style-name="P3">void out()</text:p>
      <text:p text:style-name="P3">{</text:p>
      <text:p text:style-name="P3"><text:tab/>int ch,i=0;</text:p>
      <text:p text:style-name="P3"><text:tab/>printf("Enter the Room charges not greater than 6000:");</text:p>
      <text:p text:style-name="P3"><text:tab/>scanf("%d",&amp;ch);</text:p>
      <text:p text:style-name="P3"><text:tab/>while(i&lt;5)</text:p>
      <text:p text:style-name="P3"><text:tab/><text:tab/>{</text:p>
      <text:p text:style-name="P3"><text:tab/><text:tab/>if(Details[i].Room_Charge&lt;ch)</text:p>
      <text:p text:style-name="P3"><text:tab/><text:tab/>printf("Hotel Name: %s\nAddress:%s\nGrade:%d\nAverage Room charge:%d\nNumber of Rooms:%d\n",Details[i].Name,Details[i].Address,Details[i].Grade,Details[i].Room_Charge,Details[i].Rooms);</text:p>
      <text:p text:style-name="P3"><text:tab/><text:tab/>i++;</text:p>
      <text:p text:style-name="P3"><text:tab/>}</text:p>
      <text:p text:style-name="P3">}</text:p>
      <text:p text:style-name="P3"/>
      <text:p text:style-name="P11">Output 1:</text:p>
      <text:p text:style-name="P4">Enter 1 for grade search</text:p>
      <text:p text:style-name="P4">Enter 2 to search by charge:</text:p>
      <text:p text:style-name="P4">1</text:p>
      <text:p text:style-name="P4">Enter Grade 1 to 5:2</text:p>
      <text:p text:style-name="P4">Hotel Name: C</text:p>
      <text:p text:style-name="P4">Address:Zhemgang</text:p>
      <text:p text:style-name="P4">Grade:2</text:p>
      <text:p text:style-name="P4">Average Room charge:4000</text:p>
      <text:p text:style-name="P4">Number of Rooms:50</text:p>
      <text:p text:style-name="P4"/>
      <text:p text:style-name="P11">Output 2:</text:p>
      <text:p text:style-name="P4">Enter 1 for grade search</text:p>
      <text:p text:style-name="P4">Enter 2 to search by charge:</text:p>
      <text:p text:style-name="P4">2</text:p>
      <text:p text:style-name="P4">Enter the Room charges not greater than 6000:3600</text:p>
      <text:p text:style-name="P4">Hotel Name: E</text:p>
      <text:p text:style-name="P4">Address:Gyalpozhing</text:p>
      <text:p text:style-name="P4">Grade:1</text:p>
      <text:p text:style-name="P4">Average Room charge:3500</text:p>
      <text:p text:style-name="P4">Number of Rooms:15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Question 4</text:p>
      <text:p text:style-name="P2"/>
      <text:p text:style-name="P12">Source code:</text:p>
      <text:p text:style-name="P2"/>
      <text:p text:style-name="P2">#include &lt;stdio.h&gt;</text:p>
      <text:p text:style-name="P2">struct Distance</text:p>
      <text:p text:style-name="P2">{</text:p>
      <text:p text:style-name="P2"><text:s text:c="4"/>int feet;</text:p>
      <text:p text:style-name="P2"><text:s text:c="4"/>float inch;</text:p>
      <text:p text:style-name="P2">} d1, d2, sum;</text:p>
      <text:p text:style-name="P2"/>
      <text:p text:style-name="P2">int main()</text:p>
      <text:p text:style-name="P2">{</text:p>
      <text:p text:style-name="P2"><text:s text:c="4"/>printf("Enter information for 1st distance\n");</text:p>
      <text:p text:style-name="P2"><text:s text:c="4"/>printf("Enter feet: ");</text:p>
      <text:p text:style-name="P2"><text:s text:c="4"/>scanf("%d", &amp;d1.feet);</text:p>
      <text:p text:style-name="P2"/>
      <text:p text:style-name="P2"><text:s text:c="4"/>printf("Enter inch: ");</text:p>
      <text:p text:style-name="P2"><text:s text:c="4"/>scanf("%f", &amp;d1.inch);</text:p>
      <text:p text:style-name="P2"><text:s text:c="4"/>printf("Enter the information for 2nd distance\n");</text:p>
      <text:p text:style-name="P2"/>
      <text:p text:style-name="P2"><text:s text:c="4"/>printf("Enter feet: ");</text:p>
      <text:p text:style-name="P2"><text:s text:c="4"/>scanf("%d", &amp;d2.feet);</text:p>
      <text:p text:style-name="P2"/>
      <text:p text:style-name="P2"><text:s text:c="4"/>printf("Enter inch: ");</text:p>
      <text:p text:style-name="P2"><text:s text:c="4"/>scanf("%f", &amp;d2.inch);</text:p>
      <text:p text:style-name="P2"/>
      <text:p text:style-name="P2"><text:s text:c="4"/>// adding feet</text:p>
      <text:p text:style-name="P2"><text:s text:c="4"/>sum.feet = d1.feet + d2.feet;</text:p>
      <text:p text:style-name="P2"><text:s text:c="4"/>// adding inches</text:p>
      <text:p text:style-name="P2"><text:s text:c="4"/>sum.inch = d1.inch + d2.inch;</text:p>
      <text:p text:style-name="P2"/>
      <text:p text:style-name="P2"><text:s text:c="4"/>// changing to feet if inch is greater than 12</text:p>
      <text:p text:style-name="P2"><text:s text:c="4"/>while (sum.inch &gt;= 12) </text:p>
      <text:p text:style-name="P2"><text:s text:c="4"/>{</text:p>
      <text:p text:style-name="P2"><text:s text:c="8"/>++sum.feet;</text:p>
      <text:p text:style-name="P2"><text:s text:c="8"/>sum.inch = sum.inch - 12;</text:p>
      <text:p text:style-name="P2"><text:s text:c="4"/>}</text:p>
      <text:p text:style-name="P2"/>
      <text:p text:style-name="P2"><text:s text:c="4"/>printf("Sum of distances = %d\'-%.1f\"\n", sum.feet, sum.inch);</text:p>
      <text:p text:style-name="P2"><text:s text:c="4"/>return 0;</text:p>
      <text:p text:style-name="P2">}</text:p>
      <text:p text:style-name="P2"/>
      <text:p text:style-name="P12">Output:</text:p>
      <text:p text:style-name="P2"/>
      <text:p text:style-name="P2">Enter information for 1st distance</text:p>
      <text:p text:style-name="P2">Enter feet: 12</text:p>
      <text:p text:style-name="P2">Enter inch: 3.45</text:p>
      <text:p text:style-name="P2">Enter the information for 2nd distance</text:p>
      <text:p text:style-name="P2">Enter feet: 12</text:p>
      <text:p text:style-name="P2">Enter inch: 9.2</text:p>
      <text:p text:style-name="P2">Sum of distances = 25'-0.6"</text:p>
      <text:p text:style-name="P6"><text:soft-page-break/>Question 5</text:p>
      <text:p text:style-name="P11"/>
      <text:p text:style-name="P11">Source code:</text:p>
      <text:p text:style-name="P11"/>
      <text:p text:style-name="P4">#include &lt;stdio.h&gt;</text:p>
      <text:p text:style-name="P4">struct number</text:p>
      <text:p text:style-name="P4">{</text:p>
      <text:p text:style-name="P4"><text:s text:c="3"/>int real_num, imginary_num;</text:p>
      <text:p text:style-name="P4">};</text:p>
      <text:p text:style-name="P4"/>
      <text:p text:style-name="P4">int main()</text:p>
      <text:p text:style-name="P4">{</text:p>
      <text:p text:style-name="P4"><text:s text:c="3"/>struct number x, y, z;</text:p>
      <text:p text:style-name="P4"/>
      <text:p text:style-name="P4"><text:s text:c="3"/>printf("Enter x and y where x + iy is the first complex number.\n");</text:p>
      <text:p text:style-name="P4"><text:s text:c="3"/>scanf("%d%d", &amp;x.real_num, &amp;x.imginary_num);</text:p>
      <text:p text:style-name="P4"><text:s text:c="3"/>printf("Enter z and d where z + id is the second complex number.\n");</text:p>
      <text:p text:style-name="P4"><text:s text:c="3"/>scanf("%d%d", &amp;y.real_num, &amp;y.imginary_num);</text:p>
      <text:p text:style-name="P4"/>
      <text:p text:style-name="P4"><text:s text:c="3"/>z.real_num = x.real_num + y.real_num;</text:p>
      <text:p text:style-name="P4"><text:s text:c="3"/>z.imginary_num = x.imginary_num + y.imginary_num;</text:p>
      <text:p text:style-name="P4"/>
      <text:p text:style-name="P4"><text:s text:c="3"/>printf("Sum Of Complex Numbers: %d + (%di)\n", z.real_num, z.imginary_num);</text:p>
      <text:p text:style-name="P4"/>
      <text:p text:style-name="P4"><text:s text:c="3"/>return 0;</text:p>
      <text:p text:style-name="P4">}</text:p>
      <text:p text:style-name="P4"/>
      <text:p text:style-name="P10">Output:</text:p>
      <text:p text:style-name="P5"/>
      <text:p text:style-name="P5">Enter x and y where x + iy is the first complex number.</text:p>
      <text:p text:style-name="P5">5 4</text:p>
      <text:p text:style-name="P5">Enter z and d where z + id is the second complex number.</text:p>
      <text:p text:style-name="P5">6 7</text:p>
      <text:p text:style-name="P5">Sum Of Complex Numbers: 11 + (11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09:41:31.714970112</meta:creation-date>
    <meta:generator>LibreOffice/6.0.7.3$Linux_X86_64 LibreOffice_project/00m0$Build-3</meta:generator>
    <dc:date>2020-12-02T12:25:13.513364284</dc:date>
    <meta:editing-duration>PT2H23M28S</meta:editing-duration>
    <meta:editing-cycles>4</meta:editing-cycles>
    <meta:document-statistic meta:table-count="0" meta:image-count="0" meta:object-count="0" meta:page-count="10" meta:paragraph-count="406" meta:word-count="1355" meta:character-count="10929" meta:non-whitespace-character-count="8699"/>
  </office:meta>
</office:document-meta>
</file>